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nter" svg:font-family="Inter" style:font-pitch="variable"/>
    <style:font-face style:name="Inter Black" svg:font-family="'Inter Black'" style:font-adornments="Black" style:font-pitch="variable"/>
    <style:font-face style:name="Inter Bold" svg:font-family="'Inter Bold'"/>
    <style:font-face style:name="Inter Semi Bold" svg:font-family="'Inter Semi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Inter" officeooo:rsid="00097379" officeooo:paragraph-rsid="00097379"/>
    </style:style>
    <style:style style:name="P2" style:family="paragraph" style:parent-style-name="Standard">
      <style:paragraph-properties fo:text-align="center" style:justify-single-word="false"/>
      <style:text-properties style:font-name="Inter" fo:font-size="16pt" fo:font-weight="bold" officeooo:rsid="00097379" officeooo:paragraph-rsid="0009cdc0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Inter" officeooo:rsid="0009cdc0" officeooo:paragraph-rsid="0009cdc0"/>
    </style:style>
    <style:style style:name="P4" style:family="paragraph" style:parent-style-name="Standard">
      <style:text-properties style:font-name="Inter" style:text-underline-style="solid" style:text-underline-width="auto" style:text-underline-color="font-color" officeooo:rsid="000a9065" officeooo:paragraph-rsid="000a9065"/>
    </style:style>
    <style:style style:name="P5" style:family="paragraph" style:parent-style-name="Standard">
      <style:text-properties style:font-name="Inter" style:text-underline-style="none" officeooo:rsid="000a9065" officeooo:paragraph-rsid="000a9065"/>
    </style:style>
    <style:style style:name="P6" style:family="paragraph" style:parent-style-name="Standard">
      <style:text-properties style:font-name="Inter" fo:font-size="11pt" style:text-underline-style="none" officeooo:rsid="000a9065" officeooo:paragraph-rsid="000a9065" style:font-size-asian="11pt" style:font-size-complex="11pt"/>
    </style:style>
    <style:style style:name="P7" style:family="paragraph" style:parent-style-name="Standard">
      <style:text-properties style:font-name="Inter" fo:font-size="11pt" style:text-underline-style="none" officeooo:rsid="000b62c5" officeooo:paragraph-rsid="000b62c5" style:font-size-asian="11pt" style:font-size-complex="11pt"/>
    </style:style>
    <style:style style:name="P8" style:family="paragraph" style:parent-style-name="Standard">
      <style:text-properties style:font-name="Inter" fo:font-size="10pt" style:text-underline-style="none" officeooo:rsid="000b62c5" officeooo:paragraph-rsid="000b62c5" style:font-size-asian="10pt" style:font-size-complex="10pt"/>
    </style:style>
    <style:style style:name="P9" style:family="paragraph" style:parent-style-name="Standard">
      <style:text-properties style:font-name="Inter" fo:font-size="10pt" style:text-underline-style="none" officeooo:rsid="000a9065" officeooo:paragraph-rsid="000a9065" style:font-size-asian="10pt" style:font-size-complex="10pt"/>
    </style:style>
    <style:style style:name="P10" style:family="paragraph" style:parent-style-name="Standard">
      <style:text-properties style:font-name="Inter" fo:font-size="10pt" officeooo:rsid="00097379" officeooo:paragraph-rsid="00097379" style:font-size-asian="10pt" style:font-size-complex="10pt"/>
    </style:style>
    <style:style style:name="P11" style:family="paragraph" style:parent-style-name="Standard">
      <style:text-properties style:font-name="Inter Semi Bold" fo:font-size="12pt" style:text-underline-style="none" officeooo:rsid="000b62c5" officeooo:paragraph-rsid="000b62c5" style:font-size-asian="12pt" style:font-size-complex="12pt"/>
    </style:style>
    <style:style style:name="P12" style:family="paragraph" style:parent-style-name="Standard">
      <style:text-properties style:font-name="Inter Semi Bold" fo:font-size="12pt" style:text-underline-style="none" officeooo:rsid="000b62c5" officeooo:paragraph-rsid="000a9065" style:font-size-asian="12pt" style:font-size-complex="12pt"/>
    </style:style>
    <style:style style:name="P13" style:family="paragraph" style:parent-style-name="Standard">
      <style:text-properties style:font-name="Inter Semi Bold" fo:font-size="12pt" style:text-underline-style="none" officeooo:rsid="000b62c5" officeooo:paragraph-rsid="00097379" style:font-size-asian="12pt" style:font-size-complex="12pt"/>
    </style:style>
    <style:style style:name="P14" style:family="paragraph" style:parent-style-name="Standard">
      <style:text-properties style:font-name="Inter Semi Bold" fo:font-size="12pt" fo:font-style="normal" style:text-underline-style="none" officeooo:rsid="000b62c5" officeooo:paragraph-rsid="00097379" style:font-size-asian="12pt" style:font-style-asian="normal" style:font-size-complex="12pt" style:font-style-complex="normal"/>
    </style:style>
    <style:style style:name="P15" style:family="paragraph" style:parent-style-name="Standard">
      <style:text-properties style:font-name="Inter Semi Bold" style:text-underline-style="none" officeooo:rsid="000b62c5" officeooo:paragraph-rsid="000a9065"/>
    </style:style>
    <style:style style:name="T1" style:family="text">
      <style:text-properties officeooo:rsid="000a9065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officeooo:rsid="000b62c5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b62c5"/>
    </style:style>
    <style:style style:name="T9" style:family="text">
      <style:text-properties style:text-underline-style="solid" style:text-underline-width="auto" style:text-underline-color="font-color" officeooo:rsid="000a90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A Fictions</text:p>
      <text:p text:style-name="P2">Serveur Digital Ocean</text:p>
      <text:p text:style-name="P1"/>
      <text:p text:style-name="P1"/>
      <text:p text:style-name="P3">Le site <text:a xlink:type="simple" xlink:href="https://ia-fictions.net/" text:style-name="Internet_20_link" text:visited-style-name="Visited_20_Internet_20_Link">https://ia-fictions.net</text:a> est hébergé par <text:a xlink:type="simple" xlink:href="https://digitalocean.com/" text:style-name="Internet_20_link" text:visited-style-name="Visited_20_Internet_20_Link">https://digitalocean.com</text:a>, avec un nom de domaine géré par <text:a xlink:type="simple" xlink:href="https://namecheap.com/" text:style-name="Internet_20_link" text:visited-style-name="Visited_20_Internet_20_Link">https://namecheap.com</text:a>.</text:p>
      <text:p text:style-name="P3"/>
      <text:p text:style-name="P3"/>
      <text:p text:style-name="P14">Identifiants:</text:p>
      <text:p text:style-name="P1"/>
      <text:p text:style-name="P10"><text:span text:style-name="T8">Identifiant</text:span><text:span text:style-name="T7">:</text:span> ia.fiction.2021@gmail.com</text:p>
      <text:p text:style-name="P10"><text:span text:style-name="T8">M</text:span><text:span text:style-name="T7">ot de passe:</text:span> m7fjrVWqZ52nv9K</text:p>
      <text:p text:style-name="P10"><text:span text:style-name="T8">I</text:span><text:span text:style-name="T7">dentifiant FTP:</text:span> root</text:p>
      <text:p text:style-name="P10"><text:span text:style-name="T8">M</text:span><text:span text:style-name="T7">ot de passe FTP:</text:span> m7fjrVWqZ52nv9K</text:p>
      <text:p text:style-name="P1"/>
      <text:p text:style-name="P13">Coûts:</text:p>
      <text:p text:style-name="P1"/>
      <text:p text:style-name="P10"><text:span text:style-name="T9">H</text:span><text:span text:style-name="T7">ébergement:</text:span> 6.00 EUR / mois</text:p>
      <text:p text:style-name="P10"><text:span text:style-name="T9">S</text:span><text:span text:style-name="T7">auvegarde:</text:span> 1.20 EUR / mois</text:p>
      <text:p text:style-name="P1"/>
      <text:p text:style-name="P12">Infrastructure:</text:p>
      <text:p text:style-name="P4"/>
      <text:p text:style-name="P5"><text:span text:style-name="T6">Serveur web:</text:span><text:span text:style-name="T5"> Caddy (</text:span><text:a xlink:type="simple" xlink:href="https://caddyserver.com/" text:style-name="Internet_20_link" text:visited-style-name="Visited_20_Internet_20_Link"><text:span text:style-name="T5">https://caddyserver.com</text:span></text:a><text:span text:style-name="T5">)</text:span></text:p>
      <text:p text:style-name="P9"><text:span text:style-name="T7">Fichier de configuration:</text:span> /etc/caddy/Caddyfile</text:p>
      <text:p text:style-name="P9"><text:span text:style-name="T7">Processus PHP:</text:span> PHP-FPM7.4</text:p>
      <text:p text:style-name="P9"><text:span text:style-name="T7">Location des fichiers:</text:span> /var/www</text:p>
      <text:p text:style-name="P6"/>
      <text:p text:style-name="P11">Analyse de traffic:</text:p>
      <text:p text:style-name="P11"/>
      <text:p text:style-name="P7"><text:span text:style-name="T6">URL:</text:span><text:span text:style-name="T5"> </text:span><text:a xlink:type="simple" xlink:href="https://stats.ia-fictions.net/" text:style-name="Internet_20_link" text:visited-style-name="Visited_20_Internet_20_Link"><text:span text:style-name="T5">https://stats.ia-fictions.net</text:span></text:a></text:p>
      <text:p text:style-name="P8"><text:span text:style-name="T7">Utilisateur:</text:span> ia.fiction.2021@gmail.com</text:p>
      <text:p text:style-name="P8"><text:span text:style-name="T7">Mot de passe:</text:span> vekmub-9hokpE-rymwur</text:p>
      <text:p text:style-name="P5"/>
      <text:p text:style-name="P15"><text:span text:style-name="T4">Contact:</text:span></text:p>
      <text:p text:style-name="P15"><text:span text:style-name="T4"/></text:p>
      <text:p text:style-name="P9">Pierre Depaz &lt;pierre.depaz@gmail.com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nter" svg:font-family="Inter" style:font-pitch="variable"/>
    <style:font-face style:name="Inter Black" svg:font-family="'Inter Black'" style:font-adornments="Black" style:font-pitch="variable"/>
    <style:font-face style:name="Inter Bold" svg:font-family="'Inter Bold'"/>
    <style:font-face style:name="Inter Semi Bold" svg:font-family="'Inter Semi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4:55:30.521970112</meta:creation-date>
    <dc:date>2022-09-13T13:42:48.083416550</dc:date>
    <meta:editing-duration>PT31M10S</meta:editing-duration>
    <meta:editing-cycles>4</meta:editing-cycles>
    <meta:generator>LibreOffice/7.4.0.3$Linux_X86_64 LibreOffice_project/40$Build-3</meta:generator>
    <meta:document-statistic meta:table-count="0" meta:image-count="0" meta:object-count="0" meta:page-count="1" meta:paragraph-count="22" meta:word-count="77" meta:character-count="686" meta:non-whitespace-character-count="631"/>
  </office:meta>
</office:document-meta>
</file>